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fo:language="en" fo:country="US" officeooo:rsid="001d813d" officeooo:paragraph-rsid="001d813d"/>
    </style:style>
    <style:style style:name="P2" style:family="paragraph" style:parent-style-name="Preformatted_20_Text">
      <style:text-properties fo:language="en" fo:country="US" officeooo:rsid="001d8af0" officeooo:paragraph-rsid="001d8af0"/>
    </style:style>
    <style:style style:name="P3" style:family="paragraph" style:parent-style-name="Preformatted_20_Text">
      <style:text-properties fo:language="en" fo:country="US" officeooo:rsid="001e2263" officeooo:paragraph-rsid="001e2263"/>
    </style:style>
    <style:style style:name="P4" style:family="paragraph" style:parent-style-name="Preformatted_20_Text">
      <style:text-properties fo:language="en" fo:country="US" officeooo:rsid="001ff4b2" officeooo:paragraph-rsid="001ff4b2"/>
    </style:style>
    <style:style style:name="P5" style:family="paragraph" style:parent-style-name="Preformatted_20_Text">
      <style:text-properties fo:language="en" fo:country="US" officeooo:rsid="001e2263" officeooo:paragraph-rsid="001e2263"/>
    </style:style>
    <style:style style:name="P6" style:family="paragraph" style:parent-style-name="Preformatted_20_Text">
      <style:text-properties fo:language="en" fo:country="US" officeooo:rsid="00209c03" officeooo:paragraph-rsid="00209c03"/>
    </style:style>
    <style:style style:name="P7" style:family="paragraph" style:parent-style-name="Preformatted_20_Text">
      <style:text-properties fo:language="en" fo:country="US" officeooo:rsid="00209c03" officeooo:paragraph-rsid="00221cd1"/>
    </style:style>
    <style:style style:name="P8" style:family="paragraph" style:parent-style-name="Preformatted_20_Text">
      <style:text-properties fo:language="en" fo:country="US" officeooo:rsid="00221cd1" officeooo:paragraph-rsid="00221cd1"/>
    </style:style>
    <style:style style:name="P9" style:family="paragraph" style:parent-style-name="Preformatted_20_Text">
      <style:text-properties fo:language="en" fo:country="US" officeooo:rsid="00221cd1" officeooo:paragraph-rsid="00231213"/>
    </style:style>
    <style:style style:name="P10" style:family="paragraph" style:parent-style-name="Preformatted_20_Text">
      <style:text-properties fo:language="en" fo:country="US" officeooo:rsid="00231213" officeooo:paragraph-rsid="00231213"/>
    </style:style>
    <style:style style:name="P11" style:family="paragraph" style:parent-style-name="Preformatted_20_Text">
      <style:text-properties fo:language="en" fo:country="US" officeooo:rsid="001ff4b2" officeooo:paragraph-rsid="00246f08"/>
    </style:style>
    <style:style style:name="P12" style:family="paragraph" style:parent-style-name="Preformatted_20_Text">
      <style:text-properties fo:language="en" fo:country="US" officeooo:rsid="00246f08" officeooo:paragraph-rsid="00246f08"/>
    </style:style>
    <style:style style:name="P13" style:family="paragraph" style:parent-style-name="Preformatted_20_Text">
      <style:text-properties fo:language="en" fo:country="US" officeooo:rsid="00260a8e" officeooo:paragraph-rsid="00260a8e"/>
    </style:style>
    <style:style style:name="T1" style:family="text">
      <style:text-properties officeooo:rsid="001d8af0"/>
    </style:style>
    <style:style style:name="T2" style:family="text">
      <style:text-properties officeooo:rsid="001da098"/>
    </style:style>
    <style:style style:name="T3" style:family="text">
      <style:text-properties officeooo:rsid="00221cd1"/>
    </style:style>
    <style:style style:name="T4" style:family="text">
      <style:text-properties officeooo:rsid="00231213"/>
    </style:style>
    <style:style style:name="T5" style:family="text">
      <style:text-properties officeooo:rsid="00246f08"/>
    </style:style>
    <style:style style:name="T6" style:family="text">
      <style:text-properties officeooo:rsid="00260a8e"/>
    </style:style>
    <style:style style:name="T7" style:family="text">
      <style:text-properties officeooo:rsid="0026c8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rewriting of React Router v4 has brought some useful advancements like the simple use of Path Params. In this article I'll cover what they are and how to use them. At the end I’ll show you how I’ve used Path Params to write a simple picture gallery using Path Params.</text:p>
      <text:p text:style-name="P1"/>
      <text:p text:style-name="P1">#<text:span text:style-name="T1"># </text:span>What <text:span text:style-name="T2">Path Params</text:span> are</text:p>
      <text:p text:style-name="P1"/>
      <text:p text:style-name="P1">In React Router v4 you can define variables in the URL and aces them easily to render content based on <text:span text:style-name="T1">dynamics parts of the URL.</text:span></text:p>
      <text:p text:style-name="P2"/>
      <text:p text:style-name="P2">For example <text:span text:style-name="T2">we can render content based on some id entered by the user through the URL.</text:span></text:p>
      <text:p text:style-name="P2"/>
      <text:p text:style-name="P3">## Let’s see how to use them</text:p>
      <text:p text:style-name="P3"/>
      <text:p text:style-name="P6">You define a Parameter in the path attribute of one of your Route Components using <text:s/><text:span text:style-name="T3">a colon in front of the parameter name you want to use</text:span></text:p>
      <text:p text:style-name="P6"/>
      <text:p text:style-name="P6">‘’’js</text:p>
      <text:p text:style-name="P6"/>
      <text:p text:style-name="P6">&lt;Route path=”/example/:<text:span text:style-name="T4">user</text:span> component={Main}/&gt;</text:p>
      <text:p text:style-name="P6"/>
      <text:p text:style-name="P6">‘’’</text:p>
      <text:p text:style-name="P3"/>
      <text:p text:style-name="P7">In the example above we are <text:span text:style-name="T3">defining a parameter called user.</text:span></text:p>
      <text:p text:style-name="P7"/>
      <text:p text:style-name="P7"><text:span text:style-name="T3">You can access the parameters then in the corresponding component through the match object.</text:span></text:p>
      <text:p text:style-name="P7"/>
      <text:p text:style-name="P7">‘’’<text:span text:style-name="T3">js</text:span></text:p>
      <text:p text:style-name="P8">const Main =({match}) =&gt; (</text:p>
      <text:p text:style-name="P8"><text:tab/>&lt;div&gt;</text:p>
      <text:p text:style-name="P8"><text:tab/><text:tab/>&lt;h1&gt;The id is: {match.props.<text:span text:style-name="T4">user</text:span>}&lt;/h1&gt;</text:p>
      <text:p text:style-name="P8"><text:tab/>&lt;/div&gt;</text:p>
      <text:p text:style-name="P8">); </text:p>
      <text:p text:style-name="P3">‘’’</text:p>
      <text:p text:style-name="P3"/>
      <text:p text:style-name="P8">Now you can render for example <text:span text:style-name="T4">content to the page relating if the id exists or not.</text:span></text:p>
      <text:p text:style-name="P8"/>
      <text:p text:style-name="P8">‘’’<text:span text:style-name="T4">js</text:span></text:p>
      <text:p text:style-name="P10">const acounts = [‘john’ ,’bob’, ‘alice’];</text:p>
      <text:p text:style-name="P9">const Main =({match}) =&gt; (</text:p>
      <text:p text:style-name="P9"><text:tab/>&lt;div&gt;</text:p>
      <text:p text:style-name="P9"><text:tab/><text:tab/><text:span text:style-name="T4">{acounts.indexOf(</text:span>match.props.<text:span text:style-name="T4">user) &gt;= 0 ? &lt;h1&gt;Hello {match.props.user&lt;/h&gt; : &lt;h1&gt;404 Page Not Found!&lt;/h1&gt; <text:s/></text:span>}</text:p>
      <text:p text:style-name="P9"><text:tab/>&lt;/div&gt;</text:p>
      <text:p text:style-name="P9">); </text:p>
      <text:p text:style-name="P8"/>
      <text:p text:style-name="P3"/>
      <text:p text:style-name="P4">##How to write a picture gallery using Path Params</text:p>
      <text:p text:style-name="P4"/>
      <text:p text:style-name="P11"><text:span text:style-name="T5">I myself came over to use React Routers Path Params when I was developing a better version of my picture gallery.</text:span></text:p>
      <text:p text:style-name="P11"/>
      <text:p text:style-name="P11"><text:span text:style-name="T5">I’ve used a nr parameter which corresponds to a specific picture and I’ve increased or decreased it with the use of two links.</text:span></text:p>
      <text:p text:style-name="P11"/>
      <text:p text:style-name="P12"><text:soft-page-break/>It’s so simple and elegant.</text:p>
      <text:p text:style-name="P12"><text:span text:style-name="T6">Additionally</text:span> I’ve used a second parameter to realize different image folders</text:p>
      <text:p text:style-name="P12"/>
      <text:p text:style-name="P12"/>
      <text:p text:style-name="P13">![View my code](<text:a xlink:type="simple" xlink:href="https://github.com/andresattler/gallery2" text:style-name="Internet_20_link" text:visited-style-name="Visited_20_Internet_20_Link">https://github.com/andresattler/gallery2</text:a>) ![Demo](<text:span text:style-name="T7">https://andresattler.com/demos/gallery)</text:span> </text:p>
      <text:p text:style-name="P3"/>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7T11:28:51.125983247</dc:date>
    <meta:editing-duration>PT44M12S</meta:editing-duration>
    <meta:editing-cycles>5</meta:editing-cycles>
    <meta:generator>LibreOffice/5.3.2.2$Linux_X86_64 LibreOffice_project/30m0$Build-2</meta:generator>
    <meta:document-statistic meta:table-count="0" meta:image-count="0" meta:object-count="0" meta:page-count="2" meta:paragraph-count="32" meta:word-count="293" meta:character-count="1751" meta:non-whitespace-character-count="1477"/>
  </office:meta>
</office:document-meta>
</file>